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28a8"/>
    </style:style>
    <style:style style:name="P2" style:family="paragraph" style:parent-style-name="Standard">
      <style:paragraph-properties fo:text-align="justify" style:justify-single-word="false"/>
      <style:text-properties style:font-name="Consolas"/>
    </style:style>
    <style:style style:name="P3" style:family="paragraph" style:parent-style-name="Standard">
      <style:paragraph-properties fo:text-align="justify" style:justify-single-word="false"/>
      <style:text-properties style:font-name="Consolas" officeooo:rsid="00122ff1" officeooo:paragraph-rsid="00122ff1"/>
    </style:style>
    <style:style style:name="P4" style:family="paragraph" style:parent-style-name="Standard">
      <style:paragraph-properties fo:text-align="justify" style:justify-single-word="false"/>
      <style:text-properties style:font-name="Consolas" officeooo:rsid="00122ff1" officeooo:paragraph-rsid="0014bf59"/>
    </style:style>
    <style:style style:name="P5" style:family="paragraph" style:parent-style-name="Standard">
      <style:paragraph-properties fo:text-align="justify" style:justify-single-word="false"/>
      <style:text-properties style:font-name="Consolas" fo:font-weight="normal" officeooo:rsid="00194ef7" officeooo:paragraph-rsid="00194ef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nsolas" fo:font-weight="normal" officeooo:rsid="001ac435" officeooo:paragraph-rsid="001ac43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1e8883" officeooo:paragraph-rsid="001e888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1fb8cc" officeooo:paragraph-rsid="001fb8c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6cb76" officeooo:paragraph-rsid="0026cb7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8a5fc" officeooo:paragraph-rsid="0028a5f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91538" officeooo:paragraph-rsid="0029153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0c3da1" officeooo:paragraph-rsid="000c3da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fe3b6" officeooo:paragraph-rsid="002fe3b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fe3b6" officeooo:paragraph-rsid="00301ca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fe3b6" officeooo:paragraph-rsid="003190c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01cae" officeooo:paragraph-rsid="00301ca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190cf" officeooo:paragraph-rsid="003190c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23bc0" officeooo:paragraph-rsid="00323bc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31dc8" officeooo:paragraph-rsid="00331dc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367f0" officeooo:paragraph-rsid="003367f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526d2" officeooo:paragraph-rsid="003526d2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65019" officeooo:paragraph-rsid="0036501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15c3ec" officeooo:paragraph-rsid="0014bf5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24f6bf" officeooo:paragraph-rsid="0024896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d5ffe" officeooo:paragraph-rsid="003d5ff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dd0da" officeooo:paragraph-rsid="003dd0da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ee741" officeooo:paragraph-rsid="003ee74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3f5d48" officeooo:paragraph-rsid="003f5d4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0f8c7" officeooo:paragraph-rsid="0040f8c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2ed59" officeooo:paragraph-rsid="0042ed5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3356e" officeooo:paragraph-rsid="0043356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3e453" officeooo:paragraph-rsid="0043e45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5dfd8d" officeooo:paragraph-rsid="005dfd8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5b7c9" officeooo:paragraph-rsid="0045b7c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7540a" officeooo:paragraph-rsid="0045b7c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8c873" officeooo:paragraph-rsid="0048c873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8c873" officeooo:paragraph-rsid="0049a64f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8c873" officeooo:paragraph-rsid="0049abdf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8c873" officeooo:paragraph-rsid="004b93c3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8c873" officeooo:paragraph-rsid="004c5494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c5494" officeooo:paragraph-rsid="004c5494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c5494" officeooo:paragraph-rsid="004dd087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f95b7" officeooo:paragraph-rsid="004f95b7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4f95b7" officeooo:paragraph-rsid="00510c2f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510c2f" officeooo:paragraph-rsid="00510c2f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5379b6" officeooo:paragraph-rsid="005379b6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54f0f4" officeooo:paragraph-rsid="0054f0f4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onsolas" style:text-underline-style="none" fo:font-weight="normal" officeooo:rsid="005559b5" officeooo:paragraph-rsid="005559b5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Consolas" style:text-underline-style="none" fo:font-weight="bold" officeooo:rsid="0026cb76" officeooo:paragraph-rsid="0026cb7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onsolas" style:text-underline-style="none" fo:font-weight="bold" officeooo:rsid="00291538" officeooo:paragraph-rsid="00291538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onsolas" style:text-underline-style="none" fo:font-weight="bold" officeooo:rsid="002fe3b6" officeooo:paragraph-rsid="00301cae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onsolas" style:text-underline-style="none" fo:font-weight="bold" officeooo:rsid="0047540a" officeooo:paragraph-rsid="0045b7c9" fo:background-color="transparent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onsolas" style:text-underline-style="none" fo:font-weight="bold" officeooo:rsid="0060d09d" officeooo:paragraph-rsid="0060d09d" fo:background-color="transparent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2271a9" officeooo:paragraph-rsid="002271a9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239a8a" officeooo:paragraph-rsid="00239a8a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24896e" officeooo:paragraph-rsid="00239a8a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24896e" officeooo:paragraph-rsid="0024896e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0c3da1" officeooo:paragraph-rsid="000c3da1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bold" officeooo:rsid="00291538" officeooo:paragraph-rsid="00291538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bold" officeooo:rsid="002ac085" officeooo:paragraph-rsid="002ac085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2ac085" officeooo:paragraph-rsid="002ac08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3526d2" officeooo:paragraph-rsid="003526d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37718c" officeooo:paragraph-rsid="0037718c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38979a" officeooo:paragraph-rsid="0038979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49a64f" officeooo:paragraph-rsid="0049a64f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4c5494" officeooo:paragraph-rsid="004c5494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Consolas" fo:font-style="normal" style:text-underline-style="none" fo:font-weight="normal" officeooo:rsid="005559b5" officeooo:paragraph-rsid="005559b5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Consolas" fo:font-weight="bold" officeooo:rsid="000c3da1" officeooo:paragraph-rsid="000c3da1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onsolas" fo:font-weight="bold" officeooo:rsid="000b60fd" officeooo:paragraph-rsid="000c3da1" fo:background-color="#b4c7dc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onsolas" fo:font-weight="bold" fo:background-color="#b4c7dc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Consolas" fo:font-weight="bold" officeooo:paragraph-rsid="000c3da1" fo:background-color="#b4c7dc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onsolas" fo:font-size="18pt" style:text-underline-style="solid" style:text-underline-width="auto" style:text-underline-color="font-color" fo:font-weight="bold" officeooo:paragraph-rsid="000a0511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Consolas" fo:font-size="14pt" style:text-underline-style="none" fo:font-weight="bold" officeooo:rsid="003d5ffe" officeooo:paragraph-rsid="003d5ffe" style:font-size-asian="14pt" style:font-weight-asian="bold" style:font-size-complex="14pt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Consolas" fo:font-weight="bold" fo:background-color="#b4c7dc" style:font-weight-asian="bold" style:font-weight-complex="bold"/>
    </style:style>
    <style:style style:name="P75" style:family="paragraph" style:parent-style-name="Standard" style:list-style-name="L1">
      <style:paragraph-properties fo:text-align="justify" style:justify-single-word="false"/>
      <style:text-properties style:font-name="Consolas" fo:font-weight="bold" officeooo:paragraph-rsid="000c3da1" fo:background-color="#b4c7dc" style:font-weight-asian="bold" style:font-weight-complex="bold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Consolas" fo:font-weight="bold" officeooo:rsid="000b60fd" officeooo:paragraph-rsid="000c3da1" fo:background-color="#b4c7dc" style:font-weight-asian="bold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Consolas" fo:font-weight="bold" officeooo:rsid="000c3da1" officeooo:paragraph-rsid="000c3da1" fo:background-color="#b4c7dc" style:font-weight-asian="bold" style:font-weight-complex="bold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Consolas" style:text-underline-style="solid" style:text-underline-width="auto" style:text-underline-color="font-color" fo:font-weight="bold" officeooo:rsid="000c3da1" officeooo:paragraph-rsid="000c3da1" fo:background-color="#b4c7dc" style:font-weight-asian="bold" style:font-weight-complex="bold"/>
    </style:style>
    <style:style style:name="P79" style:family="paragraph" style:parent-style-name="Standard" style:list-style-name="L2">
      <style:paragraph-properties fo:text-align="justify" style:justify-single-word="false"/>
      <style:text-properties style:font-name="Consolas" fo:font-weight="normal" officeooo:rsid="00194ef7" officeooo:paragraph-rsid="00194ef7" style:font-weight-asian="normal" style:font-weight-complex="normal"/>
    </style:style>
    <style:style style:name="P80" style:family="paragraph" style:parent-style-name="Standard" style:list-style-name="L2">
      <style:paragraph-properties fo:text-align="justify" style:justify-single-word="false"/>
      <style:text-properties style:font-name="Consolas" fo:font-weight="normal" officeooo:rsid="001ac435" officeooo:paragraph-rsid="001ac435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e12c" style:font-weight-asian="bold" style:font-weight-complex="bold"/>
    </style:style>
    <style:style style:name="T4" style:family="text">
      <style:text-properties style:text-underline-style="none" fo:font-weight="bold" officeooo:rsid="00141434" style:font-weight-asian="bold" style:font-weight-complex="bold"/>
    </style:style>
    <style:style style:name="T5" style:family="text">
      <style:text-properties style:text-underline-style="none" fo:font-weight="bold" officeooo:rsid="0014bf59" style:font-weight-asian="bold" style:font-weight-complex="bold"/>
    </style:style>
    <style:style style:name="T6" style:family="text">
      <style:text-properties style:text-underline-style="none" fo:font-weight="bold" officeooo:rsid="0015b192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2e12c" style:font-weight-asian="normal" style:font-weight-complex="normal"/>
    </style:style>
    <style:style style:name="T9" style:family="text">
      <style:text-properties style:text-underline-style="none" fo:font-weight="normal" officeooo:rsid="00141434" style:font-weight-asian="normal" style:font-weight-complex="normal"/>
    </style:style>
    <style:style style:name="T10" style:family="text">
      <style:text-properties style:text-underline-style="none" fo:font-weight="normal" officeooo:rsid="0014bf59" style:font-weight-asian="normal" style:font-weight-complex="normal"/>
    </style:style>
    <style:style style:name="T11" style:family="text">
      <style:text-properties style:text-underline-style="none" fo:font-weight="normal" officeooo:rsid="0015b192" style:font-weight-asian="normal" style:font-weight-complex="normal"/>
    </style:style>
    <style:style style:name="T12" style:family="text">
      <style:text-properties style:text-underline-style="none" fo:font-weight="normal" officeooo:rsid="0015c3ec" style:font-weight-asian="normal" style:font-weight-complex="normal"/>
    </style:style>
    <style:style style:name="T13" style:family="text">
      <style:text-properties style:text-underline-style="none" fo:font-weight="normal" officeooo:rsid="0024f6bf" style:font-weight-asian="normal" style:font-weight-complex="normal"/>
    </style:style>
    <style:style style:name="T14" style:family="text">
      <style:text-properties style:text-underline-style="none" officeooo:rsid="0024f6bf"/>
    </style:style>
    <style:style style:name="T15" style:family="text">
      <style:text-properties style:font-name="Consolas"/>
    </style:style>
    <style:style style:name="T16" style:family="text">
      <style:text-properties style:font-name="Consolas" officeooo:rsid="0012e12c"/>
    </style:style>
    <style:style style:name="T17" style:family="text">
      <style:text-properties style:font-name="Consolas" officeooo:rsid="001128a8"/>
    </style:style>
    <style:style style:name="T18" style:family="text">
      <style:text-properties style:font-name="Consolas" style:text-underline-style="none" officeooo:rsid="001128a8"/>
    </style:style>
    <style:style style:name="T19" style:family="text">
      <style:text-properties style:font-name="Consolas" style:text-underline-style="none" officeooo:rsid="00122ff1"/>
    </style:style>
    <style:style style:name="T20" style:family="text">
      <style:text-properties style:font-name="Consolas" style:text-underline-style="none" fo:font-weight="bold" officeooo:rsid="00122ff1" style:font-weight-asian="bold" style:font-weight-complex="bold"/>
    </style:style>
    <style:style style:name="T21" style:family="text">
      <style:text-properties style:font-name="Consolas" style:text-underline-style="none" fo:font-weight="normal" officeooo:rsid="00122ff1" style:font-weight-asian="normal" style:font-weight-complex="normal"/>
    </style:style>
    <style:style style:name="T22" style:family="text">
      <style:text-properties officeooo:rsid="00194ef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ef7" style:font-weight-asian="bold" style:font-weight-complex="bold"/>
    </style:style>
    <style:style style:name="T25" style:family="text">
      <style:text-properties fo:font-weight="bold" officeooo:rsid="001b9872" style:font-weight-asian="bold" style:font-weight-complex="bold"/>
    </style:style>
    <style:style style:name="T26" style:family="text">
      <style:text-properties fo:font-weight="bold" officeooo:rsid="00301cae" style:font-weight-asian="bold" style:font-weight-complex="bold"/>
    </style:style>
    <style:style style:name="T27" style:family="text">
      <style:text-properties fo:font-weight="bold" officeooo:rsid="003190cf" style:font-weight-asian="bold" style:font-weight-complex="bold"/>
    </style:style>
    <style:style style:name="T28" style:family="text">
      <style:text-properties fo:font-weight="bold" officeooo:rsid="0045b7c9" style:font-weight-asian="bold" style:font-weight-complex="bold"/>
    </style:style>
    <style:style style:name="T29" style:family="text">
      <style:text-properties fo:font-weight="bold" officeooo:rsid="00510c2f" style:font-weight-asian="bold" style:font-weight-complex="bold"/>
    </style:style>
    <style:style style:name="T30" style:family="text">
      <style:text-properties officeooo:rsid="001b9872"/>
    </style:style>
    <style:style style:name="T31" style:family="text">
      <style:text-properties officeooo:rsid="001c8c4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01cae" style:font-weight-asian="normal" style:font-weight-complex="normal"/>
    </style:style>
    <style:style style:name="T34" style:family="text">
      <style:text-properties officeooo:rsid="002072a2"/>
    </style:style>
    <style:style style:name="T35" style:family="text">
      <style:text-properties officeooo:rsid="0028a5fc"/>
    </style:style>
    <style:style style:name="T36" style:family="text">
      <style:text-properties officeooo:rsid="002fe3b6"/>
    </style:style>
    <style:style style:name="T37" style:family="text">
      <style:text-properties officeooo:rsid="00301cae"/>
    </style:style>
    <style:style style:name="T38" style:family="text">
      <style:text-properties officeooo:rsid="003190cf"/>
    </style:style>
    <style:style style:name="T39" style:family="text">
      <style:text-properties officeooo:rsid="00331dc8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9a64f" style:font-style-asian="normal" style:font-style-complex="normal"/>
    </style:style>
    <style:style style:name="T42" style:family="text">
      <style:text-properties fo:font-style="normal" officeooo:rsid="0049abdf" style:font-style-asian="normal" style:font-style-complex="normal"/>
    </style:style>
    <style:style style:name="T43" style:family="text">
      <style:text-properties fo:font-style="normal" officeooo:rsid="004b93c3" style:font-style-asian="normal" style:font-style-complex="normal"/>
    </style:style>
    <style:style style:name="T44" style:family="text">
      <style:text-properties fo:font-style="normal" officeooo:rsid="004c5494" style:font-style-asian="normal" style:font-style-complex="normal"/>
    </style:style>
    <style:style style:name="T45" style:family="text">
      <style:text-properties fo:font-style="normal" officeooo:rsid="004dd087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49a64f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49abdf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4b93c3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4dd087" style:font-style-asian="normal" style:font-weight-asian="bold" style:font-style-complex="normal" style:font-weight-complex="bold"/>
    </style:style>
    <style:style style:name="T51" style:family="text">
      <style:text-properties officeooo:rsid="003dd0da"/>
    </style:style>
    <style:style style:name="T52" style:family="text">
      <style:text-properties officeooo:rsid="0043356e"/>
    </style:style>
    <style:style style:name="T53" style:family="text">
      <style:text-properties officeooo:rsid="0045b7c9"/>
    </style:style>
    <style:style style:name="T54" style:family="text">
      <style:text-properties officeooo:rsid="0048c873"/>
    </style:style>
    <style:style style:name="T55" style:family="text">
      <style:text-properties officeooo:rsid="004f7c24"/>
    </style:style>
    <style:style style:name="T56" style:family="text">
      <style:text-properties officeooo:rsid="004f95b7"/>
    </style:style>
    <style:style style:name="T57" style:family="text">
      <style:text-properties officeooo:rsid="00510c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urso de Linux</text:p>
      <text:p text:style-name="P73">Professores: Gustavo Guanabara e Ricardo Pinheiro</text:p>
      <text:p text:style-name="P2"/>
      <text:list xml:id="list831776771" text:style-name="L1">
        <text:list-item>
          <text:p text:style-name="P74">Curso de Linux - Primeiros Passos – Trailer;</text:p>
        </text:list-item>
      </text:list>
      <text:p text:style-name="P70"/>
      <text:list xml:id="list111853459224434" text:continue-numbering="true" text:style-name="L1">
        <text:list-item>
          <text:p text:style-name="P75">Onde o Linux pode ser usado? - Curso Linux #01;</text:p>
        </text:list-item>
      </text:list>
      <text:p text:style-name="P71"/>
      <text:list xml:id="list111854676874514" text:continue-numbering="true" text:style-name="L1">
        <text:list-item>
          <text:p text:style-name="P76">De onde veio o Linux? O que é software livre? - Curso Linux #02;</text:p>
        </text:list-item>
      </text:list>
      <text:p text:style-name="P69"/>
      <text:list xml:id="list111854743865154" text:continue-numbering="true" text:style-name="L1">
        <text:list-item>
          <text:p text:style-name="P77">Licenças e Liberdades: é importante saber - Curso Linux #03;</text:p>
        </text:list-item>
      </text:list>
      <text:p text:style-name="P68"/>
      <text:list xml:id="list111853743248518" text:continue-numbering="true" text:style-name="L1">
        <text:list-item>
          <text:p text:style-name="P78">Instalando Linux Mint - Curso Linux #04;</text:p>
        </text:list-item>
      </text:list>
      <text:p text:style-name="P58"/>
      <text:p text:style-name="P1"><text:span text:style-name="T16"><text:tab/>A</text:span><text:span text:style-name="T17">cesse </text:span><text:a xlink:type="simple" xlink:href="https://linuxmint.com/download_lmde.php" text:style-name="Internet_20_link" text:visited-style-name="Visited_20_Internet_20_Link"><text:span text:style-name="T17">https://linuxmint.com/download_lmde.php</text:span></text:a><text:span text:style-name="T18"> </text:span><text:span text:style-name="T19">escolha 64-bits e será direcionado para a próxima tela. Escolha o país </text:span><text:span text:style-name="T20">Brasil</text:span><text:span text:style-name="T19"> e </text:span><text:span text:style-name="T20">Universidade Federal do Paraná.</text:span><text:span text:style-name="T21"> Depois acesse o </text:span><text:a xlink:type="simple" xlink:href="https://www.pendrivelinux.com/yumi-multiboot-usb-creator/" text:style-name="Internet_20_link" text:visited-style-name="Visited_20_Internet_20_Link"><text:span text:style-name="T15">https://www.pendrivelinux.com/yumi-multiboot-usb-creator/</text:span></text:a><text:span text:style-name="T21"> e baixe o </text:span><text:span text:style-name="T20">YUMI MultiBoot USB</text:span><text:span text:style-name="T21">, para criar um pendrive bootável. Você precisará de um pendrive de pequena capacidade, 4G já é suficiente.</text:span></text:p>
      <text:p text:style-name="P3"><text:span text:style-name="T7"><text:tab/>Coloque o pendrive na máquina e execute o YUMI. Em “</text:span><text:span text:style-name="T2">Select the Driver Letter of your USB Device</text:span><text:span text:style-name="T7">” escolha a unidade do pendrive que você irá utilizar. Marque a opção “</text:span><text:span text:style-name="T2">We Will Fat32 Format:</text:span><text:span text:style-name="T7">”. Em “</text:span><text:span text:style-name="T2">Select a Distribution to put on</text:span><text:span text:style-name="T7">” escolha o sistema operacional que será instalado. </text:span><text:span text:style-name="T8">Marcque a opção “</text:span><text:span text:style-name="T3">Show All ISOs?</text:span><text:span text:style-name="T8">”, clique em “</text:span><text:span text:style-name="T3">Browser</text:span><text:span text:style-name="T8">” e escolha a ISO do linux Mint que você baixou. Após clique em “</text:span><text:span text:style-name="T3">Create</text:span><text:span text:style-name="T8">” e depois em “</text:span><text:span text:style-name="T3">Sim</text:span><text:span text:style-name="T8">”, pronto o seu pendrive bootável estará sendo criado. Quando terminar a instalação, clique em “</text:span><text:span text:style-name="T3">Next</text:span><text:span text:style-name="T8">”, abrirá uma caixa perguntado se você quer instalar outra ISO, clique em “</text:span><text:span text:style-name="T3">Sim</text:span><text:span text:style-name="T8">”, para instalar outra ISO, ou em “</text:span><text:span text:style-name="T3">Não</text:span><text:span text:style-name="T8">” para encerrar a instalação. Por fim, clique em “</text:span><text:span text:style-name="T3">Finish</text:span><text:span text:style-name="T8">”.</text:span></text:p>
      <text:p text:style-name="P3"><text:span text:style-name="T8"><text:tab/>Após a preparação do Pendrive, coloque-o na máquina que receberá o Linux e faça o Boot pelo Pendrive. O YUMI abrirá, escolha a opção “</text:span><text:span text:style-name="T3">Linux Distribuitions</text:span><text:span text:style-name="T8">” e logo em seguida a opção “</text:span><text:span text:style-name="T3">lmde cinnamon-64-bit</text:span><text:span text:style-name="T8">” e tecle enter.</text:span></text:p>
      <text:p text:style-name="P4"><text:span text:style-name="T8"><text:tab/></text:span><text:span text:style-name="T9">Após o Boot, abrirá a Interface do Linux Mint. No lado esquerdo na área de trabalho terá um link com o nome “</text:span><text:span text:style-name="T4">Install Linux Mint</text:span><text:span text:style-name="T9">”, execute o link. Escolha a linguagem de preferência e clique em “</text:span><text:span text:style-name="T4">Próximo</text:span><text:span text:style-name="T9">”. Escolha o Fuso horário e “</text:span><text:span text:style-name="T4">Próximo</text:span><text:span text:style-name="T9">”. Teste as teclas do seu teclado, caso esteja tudo certo, clique em “</text:span><text:span text:style-name="T4">Próximo</text:span><text:span text:style-name="T9">”, caso contrário, escolha o teclado adequado e clique em “</text:span><text:span text:style-name="T4">Próximo</text:span><text:span text:style-name="T9">”. </text:span><text:span text:style-name="T10">Em “</text:span><text:span text:style-name="T5">Informações do Usuário</text:span><text:span text:style-name="T10">”, escolha a imagem do usuário, nome completo, nome do usuário, sua senha e o nome do computador, clique em “</text:span><text:span text:style-name="T5">Próximo</text:span><text:span text:style-name="T10">”.</text:span></text:p>
      <text:p text:style-name="P4"><text:span text:style-name="T10"><text:tab/>Em “</text:span><text:span text:style-name="T5">Ferramenta de Instalação</text:span><text:span text:style-name="T10">” clique em “</text:span><text:span text:style-name="T5">Sim</text:span><text:span text:style-name="T10">” para formata seu computador e ser criado uma nova repartição </text:span><text:span text:style-name="T11">e depois clique em “</text:span><text:span text:style-name="T6">Próximo</text:span><text:span text:style-name="T11">”</text:span><text:span text:style-name="T10">. </text:span><text:span text:style-name="T11">Em “</text:span><text:span text:style-name="T6">Opções avançadas</text:span><text:span text:style-name="T11">” deixe a opção “</text:span><text:span text:style-name="T6">Instalar o GRUB</text:span><text:span text:style-name="T11">” marcada e clique em “</text:span><text:span text:style-name="T6">Próximo</text:span><text:span text:style-name="T11">”. Na tela resumo. Será informado o que será feito e clique em “</text:span><text:span text:style-name="T6">Instalar</text:span><text:span text:style-name="T11">”. </text:span><text:span text:style-name="T12">Após a instalação, você reinicia o computador e retira o pendrive.</text:span></text:p>
      <text:p text:style-name="P23"><text:soft-page-break/></text:p>
      <text:list xml:id="list111853287268278" text:continue-numbering="true" text:style-name="L1">
        <text:list-item>
          <text:p text:style-name="P78">Pendrive Linux com Etcher - Curso Linux #04.2;</text:p>
        </text:list-item>
      </text:list>
      <text:p text:style-name="P58"/>
      <text:p text:style-name="P5">Recuperando o Pendrive instalável:</text:p>
      <text:list xml:id="list2621464191" text:style-name="L2">
        <text:list-item>
          <text:p text:style-name="P79">acesse a barra de pesquisa do linux Mint e digite “<text:span text:style-name="T23">Synaptic</text:span>” para acessar o “<text:span text:style-name="T23">Gerenciador de pacotes Synaptic</text:span>”;</text:p>
        </text:list-item>
        <text:list-item>
          <text:p text:style-name="P79">Digite a senha de sua máquina e clique em autenticar para ele abrir o gerenciador;</text:p>
        </text:list-item>
        <text:list-item>
          <text:p text:style-name="P79">Ao abrir o <text:span text:style-name="T23">Gerenciador de pacotes Synaptic</text:span> clique em “<text:span text:style-name="T23">Pesquisa</text:span>” na parte superior central da tela, e na tela “<text:span text:style-name="T23">Localizar</text:span>” que abrirár, digite “<text:span text:style-name="T23">gparted</text:span>” e clique em pesquisar;</text:p>
        </text:list-item>
        <text:list-item>
          <text:p text:style-name="P79">Clique com o botão direito do ícone da ferramenta <text:span text:style-name="T23">gparted</text:span> e depois clique em “<text:span text:style-name="T23">marcar para instalação</text:span>” e depois na próxima tela que abrir, clique em “<text:span text:style-name="T23">marcar</text:span>”;</text:p>
        </text:list-item>
        <text:list-item>
          <text:p text:style-name="P79">Clique no botão “<text:span text:style-name="T23">Aplicar</text:span>” no canto direito superior do programa e depois em “<text:span text:style-name="T23">Apply</text:span>”;</text:p>
        </text:list-item>
        <text:list-item>
          <text:p text:style-name="P80">Após a instalação do <text:span text:style-name="T23">gparted</text:span>, feche o <text:span text:style-name="T24">Gerenciador de pacotes Synaptic</text:span><text:span text:style-name="T22">;</text:span></text:p>
        </text:list-item>
        <text:list-item>
          <text:p text:style-name="P80">Após isso, pegue o pendrive que usou para instalar o linux e plug em sua máquina e depois na barra de pesquisa do linux mint, abra o <text:span text:style-name="T23">gparted</text:span>;</text:p>
        </text:list-item>
        <text:list-item>
          <text:p text:style-name="P80">Se aparecer a mensagem: “<text:span text:style-name="T23">The driver descriptor says physical block size is 2048 bytes, but Linux says it is 512 bytes</text:span>” apenas cancele esta mensagem;</text:p>
        </text:list-item>
        <text:list-item>
          <text:p text:style-name="P80">No canto superior direito, selecione a unidade usb que irá recuperar;</text:p>
        </text:list-item>
        <text:list-item>
          <text:p text:style-name="P80">Clique no menu “<text:span text:style-name="T23">Dispositivo</text:span>” e depois em “<text:span text:style-name="T23">Criar tabela de partição</text:span>”;</text:p>
        </text:list-item>
        <text:list-item>
          <text:p text:style-name="P80">Em <text:span text:style-name="T23">Criar tabela de partição</text:span> na opção “<text:span text:style-name="T23">Selecionar novo tipo de tabela de partições</text:span>” selecione a opção “<text:span text:style-name="T23">msdos</text:span>” e clique em aplicar, pode aparecer uma mens<text:span text:style-name="T31">a</text:span>gem de “<text:span text:style-name="T23">Erro da Libparted</text:span>”, clique em ignorar;</text:p>
        </text:list-item>
        <text:list-item>
          <text:p text:style-name="P80">Assim que o <text:span text:style-name="T23">Gparted</text:span> terminar a sua execução, tire o pendrive da máquina e recoloque;</text:p>
        </text:list-item>
        <text:list-item>
          <text:p text:style-name="P80">No <text:span text:style-name="T23">Gparted</text:span>, vá até o menu <text:span text:style-name="T23">G</text:span><text:span text:style-name="T25">P</text:span><text:span text:style-name="T23">arted</text:span> e clique em “<text:span text:style-name="T23">Atualizar dispositivos</text:span>” <text:span text:style-name="T30">e depois em no ícone “</text:span><text:span text:style-name="T25">Criar uma nova repartição</text:span><text:span text:style-name="T30">”. Abrirá uma nova janela “</text:span><text:span text:style-name="T25">Criar nova partição</text:span><text:span text:style-name="T30">” e em “</text:span><text:span text:style-name="T25">sistema de arquivos</text:span><text:span text:style-name="T30">” selecione “</text:span><text:span text:style-name="T25">fat32</text:span><text:span text:style-name="T30">” e clique em adicionar; Depois clique em “</text:span><text:span text:style-name="T25">Aplicar todas as operações</text:span><text:span text:style-name="T30">” abrirá uma nova janela pedindo confirmação, clique em “</text:span><text:span text:style-name="T25">aplicar</text:span><text:span text:style-name="T30">”. Após o processo, clique em “</text:span><text:span text:style-name="T25">fechar</text:span><text:span text:style-name="T30">” e já está pronto.</text:span></text:p>
        </text:list-item>
      </text:list>
      <text:p text:style-name="P6"/>
      <text:list xml:id="list111855084299973" text:continue-list="list111853287268278" text:style-name="L1">
        <text:list-item>
          <text:p text:style-name="P78">Conhecendo o Ambiente do Linux Mint - Curso Linux #05</text:p>
        </text:list-item>
      </text:list>
      <text:p text:style-name="P58"/>
      <text:p text:style-name="P7">Na tela de “<text:span text:style-name="T23">Bem-vindo ao linux Mint</text:span>” desative a opção no canto inferior direito “<text:span text:style-name="T23">Exibir ao iniciar</text:span>” e feche a tela.</text:p>
      <text:p text:style-name="P7">A interface ao <text:span text:style-name="T23">Linux Mint</text:span> é bem semelhante ao do <text:span text:style-name="T23">Windows</text:span>. O menu é organizado por categoria. Já está instalado o LibreOffice. O Firefox também já vem instalado.</text:p>
      <text:p text:style-name="P8"><text:soft-page-break/>No canto direito inferior terá um escudo que ao colocar o curso do mouse sobre ele irá aparecer “<text:span text:style-name="T23">Bem-vindo ao Gerenciador de Atualizações</text:span>”. Clique nele para abrir es<text:span text:style-name="T34">s</text:span>e gerenciador. <text:span text:style-name="T34">A primeira atualização irá atualizar todos os aplicativos do sistema.</text:span></text:p>
      <text:p text:style-name="P8"/>
      <text:list xml:id="list111853550176813" text:continue-numbering="true" text:style-name="L1">
        <text:list-item>
          <text:p text:style-name="P78">Instalação básica de programas no Linux - Curso Linux #06.1</text:p>
        </text:list-item>
      </text:list>
      <text:p text:style-name="P58"/>
      <text:p text:style-name="P54"><text:span text:style-name="T7">Instalando programas: Vá até o menu Mint e digite “</text:span><text:span text:style-name="T1">gerenciador de programas</text:span><text:span text:style-name="T7">” irá abrir a “loja” de aplicativos do Linux Mint.</text:span></text:p>
      <text:p text:style-name="P54"><text:span text:style-name="T7">Os programas serão separados por categoria, mas você pode procurar por programas na “</text:span><text:span text:style-name="T1">barra de pesquisa</text:span><text:span text:style-name="T7">” no canto superior direito.</text:span></text:p>
      <text:p text:style-name="P55"><text:span text:style-name="T7">Para instalar um programa, selecione o mesmo e clicando para acessá-lo. No canto superior direito terá um botão verde “</text:span><text:span text:style-name="T1">Instalar</text:span><text:span text:style-name="T7">”, clique nele coloque a senha do seu usuário e o programa será instalado.</text:span></text:p>
      <text:p text:style-name="P56"><text:span text:style-name="T7">Para baixar o </text:span><text:span text:style-name="T1">Google Chrome</text:span><text:span text:style-name="T7">, vá no navegado FireFox e acesse a página do Google. Depois pesquise por “</text:span><text:span text:style-name="T1">Google Chrome</text:span><text:span text:style-name="T7">” entre no link e terá a opção para fazer o </text:span><text:span text:style-name="T1">Download</text:span><text:span text:style-name="T7">. Ao clicar no botão “</text:span><text:span text:style-name="T1">Fazer o download</text:span><text:span text:style-name="T7">” o site já vai identificar qual é o seu sistema, leia os termos de serviço e clique no botão “</text:span><text:span text:style-name="T1">Aceitar e instalar</text:span><text:span text:style-name="T7">”.</text:span></text:p>
      <text:p text:style-name="P57"><text:span text:style-name="T7">O </text:span><text:span text:style-name="T13">Firefox irá perguntar se você quer abrir <text:s/>com o instalador de pacotes </text:span><text:span text:style-name="T14">Gdebian</text:span><text:span text:style-name="T13">, clique em “</text:span><text:span text:style-name="T14">OK</text:span><text:span text:style-name="T13">”. Quando abrir o instalador de pacotes, clique em “</text:span><text:span text:style-name="T14">Instalar Pacote</text:span><text:span text:style-name="T13">”. Após a instalação é só executar o programa.</text:span></text:p>
      <text:p text:style-name="P24"/>
      <text:list xml:id="list111854226123440" text:continue-numbering="true" text:style-name="L1">
        <text:list-item>
          <text:p text:style-name="P78">Instalação avançada de programas no Linux - Curso Linux #06.2</text:p>
        </text:list-item>
      </text:list>
      <text:p text:style-name="P49"/>
      <text:p text:style-name="P9"><text:span text:style-name="T23">Instalação pelo Synaptic</text:span>:</text:p>
      <text:p text:style-name="P9">Clique no símbolo do Mint e digite <text:span text:style-name="T23">Synaptic</text:span> para abrir o “<text:span text:style-name="T23">Gerenciador de pacotes Synaptic</text:span>”. Clique no Botão “<text:span text:style-name="T23">Pesquisa</text:span>” e digite “<text:span text:style-name="T23">chromium</text:span>”, clique com o botão direito do mouse sobre o arquivo e depois clique sobre “M<text:span text:style-name="T23">arcar para instalação</text:span>” e depois em “<text:span text:style-name="T23">Marcar</text:span>”. Depois clique em “<text:span text:style-name="T23">Aplicar</text:span>”. Uma tela de resumo com o que será feito abrirá, basta clicar no botão “<text:span text:style-name="T23">Aplique</text:span>”.</text:p>
      <text:p text:style-name="P49"/>
      <text:p text:style-name="P49">Instalação pelo Terminal:</text:p>
      <text:p text:style-name="P9">Abra o terminal “Ctrl+Alt+T” <text:span text:style-name="T35">e digite os comandos:</text:span></text:p>
      <text:p text:style-name="P10"><text:span text:style-name="T23">$ apt</text:span> – Para conhecer o apt.</text:p>
      <text:p text:style-name="P10"><text:span text:style-name="T23">$ apt moo</text:span> – Surpresa rsrsrsrs</text:p>
      <text:p text:style-name="P10"><text:span text:style-name="T23">$ clear</text:span> – Para limpar a tela.</text:p>
      <text:p text:style-name="P10"><text:span text:style-name="T23">$ apt install htop</text:span> – Para instalar o programa de monitoramento do sistema htop.</text:p>
      <text:p text:style-name="P10"><text:span text:style-name="T23">$ htop</text:span> – para abrir o programa htop.</text:p>
      <text:p text:style-name="P10"><text:span text:style-name="T23">$ apt install chromium</text:span> – Para instalar o Chromium.</text:p>
      <text:p text:style-name="P11"><text:span text:style-name="T23">$ apt remove chromium</text:span> – Para remover o programa Chromium.</text:p>
      <text:p text:style-name="P11">OBS.: Ele vai sugerir para remover alguns pacotes que não serão mais necessários através do seguinte comando:</text:p>
      <text:p text:style-name="P50">$ sudo apt autoremove “nome do pacote”</text:p>
      <text:p text:style-name="P59"/>
      <text:p text:style-name="P59">Instalação através do navegador:</text:p>
      <text:p text:style-name="P59"><text:span text:style-name="T32">Abra o navegador, pesquise por “Visual Studio Code”, acesse a página do programa, acesse o link “</text:span>Downloads<text:span text:style-name="T32">” e clique na versão </text:span><text:soft-page-break/><text:span text:style-name="T32">do seu sistema para baixa o arquivo executável. Após baixar o arquivo, execute o mesmo para a instalação, coloque a senha do seu computador e a instalação será realizada.</text:span></text:p>
      <text:p text:style-name="P61"/>
      <text:p text:style-name="P60">No terminal:</text:p>
      <text:p text:style-name="P60">dpkg<text:span text:style-name="T32"> – para manipular pacotes</text:span></text:p>
      <text:p text:style-name="P61">Acesse a página onde o arquivo do pacote foi baixado/instalado e digite:</text:p>
      <text:p text:style-name="P60">$ sudo dpkg --remove “nome do pacote”<text:span text:style-name="T32"> - Para remover o pacote.</text:span></text:p>
      <text:p text:style-name="P61">Na mesma página para instalar digite o comando:</text:p>
      <text:p text:style-name="P60">$ sudo dpkg --install “nome do pacote”<text:span text:style-name="T32"> - Para instalar o pacote.</text:span></text:p>
      <text:p text:style-name="P60">$ apt search “nome do pacote”<text:span text:style-name="T32"> - Para procurar por um pacote.</text:span></text:p>
      <text:p text:style-name="P60">$ sudo apt clean<text:span text:style-name="T32"> – Para limpar o cache.</text:span></text:p>
      <text:p text:style-name="P60">$ sudo apt autoremove<text:span text:style-name="T32"> – Para apagar pacotes que não estão sendo mais usados.</text:span></text:p>
      <text:p text:style-name="P61"/>
      <text:list xml:id="list111854661333288" text:continue-numbering="true" text:style-name="L1">
        <text:list-item>
          <text:p text:style-name="P78">Terminal no Linux - Introdução - Curso Linux #07.1</text:p>
        </text:list-item>
      </text:list>
      <text:p text:style-name="P12"/>
      <text:p text:style-name="P13"><text:span text:style-name="T23">$ bash --version</text:span> – Comando para verificar a versão do GNU bash.</text:p>
      <text:p text:style-name="P13"><text:span text:style-name="T23">$ ls</text:span> – comando para listar as pastas e arquivos do diretório em que você está.</text:p>
      <text:p text:style-name="P13">OBS.:</text:p>
      <text:p text:style-name="P13">1. Os comando sempre devem serem digitados em minúsculo.</text:p>
      <text:p text:style-name="P13">2. Os parâmetros modificam a forma como os comandos irão apresentar seu resultado. Os parâmetros sempre são executados com um traço e uma letra (-l) ou dois traços e uma palavra(--long). Exemplo:</text:p>
      <text:p text:style-name="P13"><text:span text:style-name="T23">$ ls -l</text:span> – Para listar o conteúdo de um diretório apresentando mais informações sobre cada arquivo e pasta que está dentro do diretório.</text:p>
      <text:p text:style-name="P16"/>
      <text:p text:style-name="P16">Resultado:</text:p>
      <text:p text:style-name="P13">drwxr-xr-x <text:s/>2 thiagocarlos thiagocarlos 4096 Jan 31 15:08 Desktop</text:p>
      <text:p text:style-name="P51"/>
      <text:p text:style-name="P51">drwxr<text:span text:style-name="T32"> – </text:span><text:span text:style-name="T33">tipo de arquivo.</text:span></text:p>
      <text:p text:style-name="P14"><text:span text:style-name="T26">xr-x</text:span><text:span text:style-name="T37"> – permissões.</text:span></text:p>
      <text:p text:style-name="P14"><text:span text:style-name="T23">2</text:span> – <text:span text:style-name="T37">quantas pastas tem dentro do diretório.</text:span></text:p>
      <text:p text:style-name="P14"><text:span text:style-name="T23">thiagocarlos</text:span> – <text:span text:style-name="T37">usuário proprietário.</text:span></text:p>
      <text:p text:style-name="P14"><text:span text:style-name="T23">thiagocarlos</text:span> – <text:span text:style-name="T37">grupo proprietário.</text:span></text:p>
      <text:p text:style-name="P14"><text:span text:style-name="T23">4096</text:span> – <text:span text:style-name="T37">tamanho do diretório.</text:span></text:p>
      <text:p text:style-name="P14"><text:span text:style-name="T23">Jan 31 15:08</text:span> – <text:span text:style-name="T37">data da criação ou modificação do diretório.</text:span></text:p>
      <text:p text:style-name="P14"><text:span text:style-name="T23">Desktop</text:span> – <text:span text:style-name="T37">nome do diretório.</text:span></text:p>
      <text:p text:style-name="P14"/>
      <text:p text:style-name="P16"><text:span text:style-name="T23">$ cd + “nome do diretório”</text:span> - Acessa o diretório.Ex.:</text:p>
      <text:p text:style-name="P16"><text:span text:style-name="T23">$ cd Downloads/</text:span> – acessa o diretório Downloads.</text:p>
      <text:p text:style-name="P16"/>
      <text:p text:style-name="P15"><text:span text:style-name="T23">$ ls -l -</text:span><text:span text:style-name="T27">h</text:span> – Para listar o conteúdo de um diretório apresentando mais informações <text:span text:style-name="T38">em MEGA, GIGA </text:span>sobre cada arquivo e pasta que está dentro do diretório.</text:p>
      <text:p text:style-name="P15"/>
      <text:p text:style-name="P17"><text:span text:style-name="T23">$ cd ~</text:span> - vai para o diretório do usuário do computador.</text:p>
      <text:p text:style-name="P17"/>
      <text:p text:style-name="P18"><text:soft-page-break/><text:span text:style-name="T23">$ ls -a</text:span> – mostra todos os arquivos do diretório, inclusive os ocultos.</text:p>
      <text:p text:style-name="P18"><text:span text:style-name="T23">$ ls --all</text:span> – mostra todos os arquivos do diretório, inclusive os ocultos.</text:p>
      <text:p text:style-name="P18"><text:span text:style-name="T23">OBS.:</text:span> No Linux todo arquivo que o nome começa com ponto fica oculto.</text:p>
      <text:p text:style-name="P19"><text:span text:style-name="T23">$ ls -la</text:span> – <text:span text:style-name="T36">Para listar o conteúdo de um diretório, </text:span>inclusive os arquivos e pastas ocultos,<text:span text:style-name="T36"> apresentando mais informações sobre cada arquivo e pasta que está dentro do diretório.</text:span></text:p>
      <text:p text:style-name="P19"><text:span text:style-name="T23">$ ls -lah</text:span> – <text:span text:style-name="T36">Para listar o conteúdo de um diretório, </text:span>inclusive os arquivos e pastas ocultos,<text:span text:style-name="T36"> <text:s/>apresentando mais informações em MEGA, GIGA sobre cada arquivo e pasta que está dentro do diretório.</text:span></text:p>
      <text:p text:style-name="P18"/>
      <text:p text:style-name="P19"><text:span text:style-name="T23">$ cd ..</text:span> – volta para o diretório anterior.</text:p>
      <text:p text:style-name="P20"><text:span text:style-name="T23">$ cd /</text:span> <text:span text:style-name="T39">–</text:span> volta para o diretório raiz do sistema.</text:p>
      <text:p text:style-name="P20"/>
      <text:p text:style-name="P20">No diretório raiz são apresentadas todas as pastas do sistema, inclusive a pasta “bin” que contém todos os comandos que são executados no programa.</text:p>
      <text:p text:style-name="P20"/>
      <text:p text:style-name="P20"><text:span text:style-name="T23">$ ls/bin</text:span> – lista todos o conteúdo da pasta bin sem acessar a pasta.</text:p>
      <text:p text:style-name="P20"/>
      <text:p text:style-name="P21"><text:span text:style-name="T23">$ cat /</text:span><text:span text:style-name="T46">proc/cpuinfo</text:span><text:span text:style-name="T40"> – apresenta informações sobre o processador de forma detalhada.</text:span></text:p>
      <text:p text:style-name="P21"><text:span text:style-name="T46">$ lscpu</text:span><text:span text:style-name="T40"> – apresentar informações sobre o processador de forma mais resumida.</text:span></text:p>
      <text:p text:style-name="P62"/>
      <text:p text:style-name="P22"><text:span text:style-name="T46">$ pwd</text:span><text:span text:style-name="T40"> – mostra o caminho onde está acessando no momento, o caminho absoluto.</text:span></text:p>
      <text:p text:style-name="P62"/>
      <text:p text:style-name="P63"><text:span text:style-name="T23">$ mkdir + “nome do diretório”</text:span> – cria uma pasta/diretório. Ex.:</text:p>
      <text:p text:style-name="P63"><text:span text:style-name="T23">$ mkdir Linux</text:span> – cria uma pasta com o nome Linux.</text:p>
      <text:p text:style-name="P63"/>
      <text:p text:style-name="P64"><text:span text:style-name="T23">$ touch + “nome do arquivo.extensão”</text:span> – para criar um arquivo. Ex.:</text:p>
      <text:p text:style-name="P64"><text:span text:style-name="T23">$ touch oi.txt</text:span> – cria um arquivo com o nome oi de extensão de texto.</text:p>
      <text:p text:style-name="P63"/>
      <text:p text:style-name="P64"><text:span text:style-name="T23">$ nano + “nome do arquivo.extensão”</text:span> - abrir o arquivo de texto por um editor no terminal. Ex.:</text:p>
      <text:p text:style-name="P64"><text:span text:style-name="T23">$ nano oi.txt</text:span> – abre o arquivo oi.txt no nano.</text:p>
      <text:p text:style-name="P63"/>
      <text:list xml:id="list111855065964565" text:continue-numbering="true" text:style-name="L1">
        <text:list-item>
          <text:p text:style-name="P78">Terminal no Linux - Manipulando diretórios - Curso Linux #07.2</text:p>
        </text:list-item>
      </text:list>
      <text:p text:style-name="P25"><text:span text:style-name="T23">$ ls--help</text:span> – para abrir o manual do comando ls.</text:p>
      <text:p text:style-name="P26"><text:span text:style-name="T23">$ man ls</text:span> – para abrir o manual mais completo do comando ls.</text:p>
      <text:p text:style-name="P26"><text:span text:style-name="T23">$ history</text:span> – mostra todo histórico de comando já digitados.</text:p>
      <text:p text:style-name="P26"><text:span text:style-name="T23">$ ! + número da lista</text:span> – Para executar algum comando da lista. Ex.:</text:p>
      <text:p text:style-name="P26"><text:span text:style-name="T23">$ !1068</text:span> – vai executar o comando history de acordo com a lista.</text:p>
      <text:p text:style-name="P27"><text:span text:style-name="T23">$ mkdir -p Cursos/Hardware/Módulo\ 1/</text:span> <text:span text:style-name="T51">–</text:span> Comando para criar o diretório “Cursos”, dentro deste o diretório “Hardware” e dentro <text:soft-page-break/>deste o diretório “Módulo 1”. Criação de diretório dentro de diretório. Também podemos usar o seguinte comando:</text:p>
      <text:p text:style-name="P27"><text:span text:style-name="T23">$ mkdir -p </text:span>“<text:span text:style-name="T23">Cursos/Hardware/Módulo 2/”</text:span> - Para criar a mesma sequencia de diretórios.</text:p>
      <text:p text:style-name="P27"><text:span text:style-name="T23">OBS.:</text:span> A diferença entre um e outro é que no primeiro comando usamos a contra barra para que o terminal entenda que estamos criando um diretório “Módulo 1”, caso contrário ele iria criar o diretório “Módulo” e o diretório “1”. No segundo comando retiramos a contra barra, mas colocamos a sequencia de diretórios que iremos criar entre aspas, e assim também será entendido que iremos criar o diretório “Módulo 2” no final.</text:p>
      <text:p text:style-name="P27"><text:span text:style-name="T23">$ ls -R</text:span> – para listar todos os diretórios dentro do diretório o qual foi executado o comando e também listar todos os arquivos dentro de cada diretório.</text:p>
      <text:p text:style-name="P28">Posso também encadear os parâmetros. Ex.:</text:p>
      <text:p text:style-name="P28"><text:span text:style-name="T23">$ ls -R -l -a</text:span> – Para listar todos os diretórios e arquivos, inclusive os ocultos.</text:p>
      <text:p text:style-name="P28"><text:span text:style-name="T23">$ ls -Rla</text:span> – também realiza a mesma função do anterior.</text:p>
      <text:p text:style-name="P28"/>
      <text:p text:style-name="P29"><text:span text:style-name="T23">$ touch Cursos/Hardware/Módulo\ 1/exercício.txt</text:span> – Este comando irá criar um arquivo chamado “exercício.txt” dentro do diretório “Módulo 1” sem precisar navegar até acessar o diretório “Módulo 1”.</text:p>
      <text:p text:style-name="P30"><text:span text:style-name="T23">$ cat + nome do arquivo</text:span> – mostra o conteúdo do arquivo na tela do terminal. Ex.:</text:p>
      <text:p text:style-name="P30"><text:span text:style-name="T23">$ cat exercício.txt –</text:span> mostra o conteúdo do arquivo “exercício.txt” na tela do terminal.</text:p>
      <text:p text:style-name="P31"/>
      <text:p text:style-name="P31"><text:span text:style-name="T23">$ mrdir + nome do diretório</text:span> – para apagar o diretório. Ex.:</text:p>
      <text:p text:style-name="P31"><text:span text:style-name="T23">$ mrdir Linux/</text:span> – vai apagar o diretório “Linux/”.</text:p>
      <text:p text:style-name="P31">OBS.: Se dentro do diretório conter arquivos que tenham conteúdo, este comando não será executado. Para isto, será preciso executar comando “rm” para apagar o arquivo e depois utilizar o “rmdir” para apagar o diretório.</text:p>
      <text:p text:style-name="P31"><text:span text:style-name="T23">$ rm + nome do diretório + nome do arquivo</text:span> – Apaga o arquivo dentro do diretório. Ex.:</text:p>
      <text:p text:style-name="P31"><text:span text:style-name="T23">$ rm Linux/oi.txt</text:span> – apaga o arquivo “oi.txt” dentro do diretório “Linux”.</text:p>
      <text:p text:style-name="P31"/>
      <text:p text:style-name="P32"><text:span text:style-name="T23">$ rm -rf + nome do diretório</text:span> – irá apagar todos os diretórios e arquivos que estão dentro do diretório o qual foi colocado no comando. <text:span text:style-name="T23">MUITO CUIDADO</text:span>, este comando deleta todos os diretórios e arquivos <text:span text:style-name="T23">DEFINITIVAMENTE</text:span>. Ex.:</text:p>
      <text:p text:style-name="P32"><text:span text:style-name="T23">$ rm -rf Linux/</text:span> <text:span text:style-name="T52">–</text:span> apaga o diretório “Linux” e todo o seu conteúdo, sejam outros diretórios ou arquivos que tenham conteúdo.</text:p>
      <text:p text:style-name="P32"/>
      <text:p text:style-name="P32"><text:span text:style-name="T23">$ rm -i + nome do diretório</text:span> – irá apagar o diretório e seus arquivos mas irá perguntar em cada arquivo e diretório se você tem certeza de que quer apagar.</text:p>
      <text:p text:style-name="P32"><text:span text:style-name="T23">$ rm -I + nome do diretório</text:span> – caso tenha ate três arquivos, ele apagar tudo automaticamente, caso tenha mais de três arquivos, ele <text:soft-page-break/>irá perguntar se você tem certeza de que quer apagar tudo, caso confirmando, ele apaga.</text:p>
      <text:p text:style-name="P32"><text:span text:style-name="T28">$ alias</text:span><text:span text:style-name="T53"> – com este comando, enquanto o terminal estiver aberto, você poderá criar um padrão para comandos. Ex.:</text:span></text:p>
      <text:p text:style-name="P34"><text:span text:style-name="T23">$ alias rm=”rm -I”</text:span> <text:span text:style-name="T52">–</text:span> toda vez que chamar o comando “<text:span text:style-name="T23">rm</text:span>”, ele será executado com o parâmetro “<text:span text:style-name="T23">-I</text:span>”. Se executar apenas o comando “alias”, ele mostrará quais os comandos que estão com parâmetros predefinidos.</text:p>
      <text:p text:style-name="P33"/>
      <text:list xml:id="list111854953541527" text:continue-numbering="true" text:style-name="L1">
        <text:list-item>
          <text:p text:style-name="P78">Terminal Linux - Referência Global - Curso Linux #08</text:p>
        </text:list-item>
      </text:list>
      <text:p text:style-name="P52">Referência Global *, ?, <text:span text:style-name="T55">[], {}</text:span></text:p>
      <text:p text:style-name="P35"><text:span text:style-name="T23">*</text:span> <text:span text:style-name="T54">é usado para referenciar todos os arquivos que estão no diretório e acrescentando um parâmetro a frente, realizará uma filtragem. Ex.:</text:span></text:p>
      <text:p text:style-name="P36"><text:span text:style-name="T23">$ ls /</text:span><text:span text:style-name="T46">etc/*.conf</text:span><text:span text:style-name="T40"> – listará todos os arquivos que </text:span><text:span text:style-name="T45">sejam de extensão </text:span><text:span text:style-name="T40">“</text:span><text:span text:style-name="T46">.conf</text:span><text:span text:style-name="T40">” no diretório “</text:span><text:span text:style-name="T46">etc</text:span><text:span text:style-name="T40">”.</text:span></text:p>
      <text:p text:style-name="P36"><text:span text:style-name="T46">$ ls /etc/*x*</text:span><text:span text:style-name="T40"> – para listar todos os documentos que tenham a letra “x” em alguma parte do seu nome.</text:span></text:p>
      <text:p text:style-name="P37"><text:span text:style-name="T46">$ ls /etc/</text:span><text:span text:style-name="T47">f</text:span><text:span text:style-name="T46">*</text:span><text:span text:style-name="T40"> – </text:span><text:span text:style-name="T41">para listar todos os arquivos que iniciam com a letra “</text:span><text:span text:style-name="T47">f</text:span><text:span text:style-name="T41">”.</text:span></text:p>
      <text:p text:style-name="P37"><text:span text:style-name="T47">$ ls /etc/?as*</text:span><text:span text:style-name="T41"> – para listar todos os arquivos que comecem com qualquer letra “</text:span><text:span text:style-name="T47">?</text:span><text:span text:style-name="T41">”, mas a segunda e terceira letra terá que ser “as” e da quarta em diante, qualquer letra.</text:span></text:p>
      <text:p text:style-name="P37"><text:span text:style-name="T47">$ ls /etc/???a*</text:span><text:span text:style-name="T41"> – para listar todos os arquivos que tenha como quarta letra, a letra “</text:span><text:span text:style-name="T47">a</text:span><text:span text:style-name="T41">”.</text:span></text:p>
      <text:p text:style-name="P65"/>
      <text:p text:style-name="P38"><text:span text:style-name="T47">$ ls /etc/</text:span><text:span text:style-name="T48">f[a-i]* </text:span><text:span text:style-name="T41">–</text:span><text:span text:style-name="T42"> para listar arquivos em que a primeira letra é <text:s/>“</text:span><text:span text:style-name="T48">f</text:span><text:span text:style-name="T42">”, a segunda letra pode ser “</text:span><text:span text:style-name="T48">a</text:span><text:span text:style-name="T42">, </text:span><text:span text:style-name="T48">b</text:span><text:span text:style-name="T42">, </text:span><text:span text:style-name="T48">c</text:span><text:span text:style-name="T42">, </text:span><text:span text:style-name="T48">d</text:span><text:span text:style-name="T42">, </text:span><text:span text:style-name="T48">e</text:span><text:span text:style-name="T42">, </text:span><text:span text:style-name="T48">f</text:span><text:span text:style-name="T42">, </text:span><text:span text:style-name="T48">g</text:span><text:span text:style-name="T42">, </text:span><text:span text:style-name="T48">h</text:span><text:span text:style-name="T42">, </text:span><text:span text:style-name="T48">i</text:span><text:span text:style-name="T42">” e da terceira letra em diante, pode ser qualquer letra.</text:span></text:p>
      <text:p text:style-name="P38"><text:span text:style-name="T47">$ ls /etc/</text:span><text:span text:style-name="T48">p[a-c,e]* </text:span><text:span text:style-name="T41">– </text:span><text:span text:style-name="T42">para listar arquivos em que a primeira letra será “</text:span><text:span text:style-name="T48">p</text:span><text:span text:style-name="T42">” a segunda pode ser de “</text:span><text:span text:style-name="T48">a</text:span><text:span text:style-name="T42">” até “</text:span><text:span text:style-name="T48">c</text:span><text:span text:style-name="T42">” e “</text:span><text:span text:style-name="T48">e</text:span><text:span text:style-name="T42">” e da terceira em diante qualquer letra.</text:span></text:p>
      <text:p text:style-name="P38"><text:span text:style-name="T47">$ ls /etc/</text:span><text:span text:style-name="T48">p[a-c]* </text:span><text:span text:style-name="T41">– </text:span><text:span text:style-name="T42">para listar arquivos em que a primeira letra é “</text:span><text:span text:style-name="T48">p</text:span><text:span text:style-name="T42">”, a segunda será ou “</text:span><text:span text:style-name="T48">a</text:span><text:span text:style-name="T42">”, ou “</text:span><text:span text:style-name="T48">c</text:span><text:span text:style-name="T42">” e da terceira em diante qualquer letra.</text:span></text:p>
      <text:p text:style-name="P39"><text:span text:style-name="T48">$ ls /etc/*[a-r]*</text:span><text:span text:style-name="T42"> </text:span><text:span text:style-name="T41">–</text:span><text:span text:style-name="T42"> </text:span><text:span text:style-name="T43">para listar arquivos em que tenham como primeira letra, qualquer letra entre o intervalo de “</text:span><text:span text:style-name="T49">a</text:span><text:span text:style-name="T43">” até “</text:span><text:span text:style-name="T49">r</text:span><text:span text:style-name="T43">”.</text:span></text:p>
      <text:p text:style-name="P39"><text:span text:style-name="T48">$ ls /etc/?</text:span><text:span text:style-name="T49">[a,e,i,o,u]</text:span><text:span text:style-name="T48">*</text:span><text:span text:style-name="T42"> </text:span><text:span text:style-name="T41">– </text:span><text:span text:style-name="T42">para listar arquivos em que a </text:span><text:span text:style-name="T43">primeira letra será qualquer letra e segunda letra será vogal.</text:span></text:p>
      <text:p text:style-name="P40"><text:span text:style-name="T49">$ ls /etc/?[a,e,i,o,u]???</text:span><text:span text:style-name="T43"> </text:span><text:span text:style-name="T41">–</text:span><text:span text:style-name="T43"> </text:span><text:span text:style-name="T44">primeira letra será qualquer letra, a segunda será vogal e da terceira até a quinta será qualquer caractere. Detalhe que o nome do arquivo só terá cinco caracteres.</text:span></text:p>
      <text:p text:style-name="P66"/>
      <text:p text:style-name="P66">A referência global pode ser usada para manipular arquivos e diretórios em geral.</text:p>
      <text:p text:style-name="P66">Chaves são usadas para fazer referência a padrões de strings e caracteres.</text:p>
      <text:p text:style-name="P66"/>
      <text:p text:style-name="P41"><text:span text:style-name="T46">$ ls /etc/?{am,ul}*</text:span><text:span text:style-name="T40"> </text:span><text:span text:style-name="T41">–</text:span><text:span text:style-name="T40"> o primeiro caractere será qualquer letra e o segundo e terceiro será “</text:span><text:span text:style-name="T46">am</text:span><text:span text:style-name="T40">” ou “</text:span><text:span text:style-name="T46">ul</text:span><text:span text:style-name="T40">”</text:span></text:p>
      <text:p text:style-name="P41"><text:span text:style-name="T46">$ ls /etc/*{tab,swd}</text:span><text:span text:style-name="T40"> – </text:span><text:span text:style-name="T45">arquivos que terminam com “</text:span><text:span text:style-name="T50">tab</text:span><text:span text:style-name="T45">” ou “</text:span><text:span text:style-name="T50">swd</text:span><text:span text:style-name="T45">”.</text:span></text:p>
      <text:p text:style-name="P42"><text:soft-page-break/><text:span text:style-name="T50">$ ls /etc/*{tab,swd}*</text:span><text:span text:style-name="T45"> </text:span><text:span text:style-name="T40">–</text:span><text:span text:style-name="T45"> arquivos que contenham “</text:span><text:span text:style-name="T50">tab</text:span><text:span text:style-name="T45">” ou “</text:span><text:span text:style-name="T50">swd</text:span><text:span text:style-name="T45">” em qualquer lugar do arquivo.</text:span></text:p>
      <text:p text:style-name="P41"><text:span text:style-name="T46">$ ls /etc/*.{conf,db}</text:span><text:span text:style-name="T40"> – </text:span><text:span text:style-name="T45">arquivos que sejam de extensão “</text:span><text:span text:style-name="T50">.conf</text:span><text:span text:style-name="T45">” ou “</text:span><text:span text:style-name="T50">.db</text:span><text:span text:style-name="T45">”.</text:span></text:p>
      <text:list xml:id="list111853676395725" text:continue-numbering="true" text:style-name="L1">
        <text:list-item>
          <text:p text:style-name="P78">Manipulação de Arquivos com Linux - Curso Linux #09</text:p>
        </text:list-item>
      </text:list>
      <text:p text:style-name="P53"/>
      <text:p text:style-name="P43"><text:span text:style-name="T23">$ cat + “nome do arquivo”</text:span> – para visualizar o conteúdo do arquivo na tela.</text:p>
      <text:p text:style-name="P43"><text:span text:style-name="T23">$ less + “nome do arquivo”</text:span> – para visualizar o arquivo de forma paginada.</text:p>
      <text:p text:style-name="P45"><text:span text:style-name="T23">$ man + “nome do parâmetro ou comando”</text:span> <text:span text:style-name="T56">–</text:span> do parâmetro ou comando. O “<text:span text:style-name="T23">man</text:span>” utiliza do “<text:span text:style-name="T23">less</text:span>” para mostrar os manuais.</text:p>
      <text:p text:style-name="P44"><text:span text:style-name="T23">$ t</text:span><text:span text:style-name="T29">ac</text:span><text:span text:style-name="T23"> + “nome do arquivo”</text:span> – <text:span text:style-name="T57">imprime o arquivo de trás para a frente.</text:span></text:p>
      <text:p text:style-name="P44"/>
      <text:p text:style-name="P46"><text:span text:style-name="T23">$ cp + nome do arquivo/diretório + nome do diretório</text:span> – para copiar o arquivo/diretório para o diretório informado. Ex.:</text:p>
      <text:p text:style-name="P46"><text:span text:style-name="T23">$ cp aulalinux.txt Faculdade/ </text:span>– para copiar o arquivo “<text:span text:style-name="T23">aulalinux.txt</text:span>” para o diretório “<text:span text:style-name="T23">Faculdade</text:span>”.</text:p>
      <text:p text:style-name="P46"/>
      <text:p text:style-name="P47"><text:span text:style-name="T23">$ rm + nome do arquivo</text:span> – para remover o arquivo. Ex.:</text:p>
      <text:p text:style-name="P47"><text:span text:style-name="T23">$ rm aulalinux.txt</text:span> – para remover o arquivo “<text:span text:style-name="T23">aulalinux.txt</text:span>”</text:p>
      <text:p text:style-name="P47"/>
      <text:p text:style-name="P47"><text:span text:style-name="T23">$ mkdir PHP Linux Redes</text:span> – para criar três diretórios. Um “<text:span text:style-name="T23">PHP</text:span>”, um “<text:span text:style-name="T23">Linux</text:span>” e outro “<text:span text:style-name="T23">Redes</text:span>”.</text:p>
      <text:p text:style-name="P47"/>
      <text:p text:style-name="P47"><text:span text:style-name="T23">$ mv + nome do arquivo/diretório + diretório de destino</text:span> – para remover um arquivo/diretório para o diretório de destino.</text:p>
      <text:p text:style-name="P47"><text:span text:style-name="T23">$ mv aulalinux.txt linux/</text:span> – para mover o arquivo “<text:span text:style-name="T23">aulalinux.txt</text:span>” para o diretório “<text:span text:style-name="T23">Linux</text:span>”.</text:p>
      <text:p text:style-name="P47"/>
      <text:p text:style-name="P47"><text:span text:style-name="T23">$ cp /</text:span><text:span text:style-name="T46">etc/*.conf temporário/</text:span><text:span text:style-name="T40"> – para copiar os que terminam com “</text:span><text:span text:style-name="T46">.conf</text:span><text:span text:style-name="T40">” do diretório “</text:span><text:span text:style-name="T46">etc</text:span><text:span text:style-name="T40">” par a o diretório “temporário”.</text:span></text:p>
      <text:p text:style-name="P67"/>
      <text:p text:style-name="P48"><text:span text:style-name="T40">O comando “</text:span><text:span text:style-name="T46">mv</text:span><text:span text:style-name="T40">” também pode ser usado para renomear um diretório/arquivo. Basta usar o seguinte comando:</text:span></text:p>
      <text:p text:style-name="P48"><text:span text:style-name="T46">$ mv + nome do diretório/arquivo + novo nome do arquivo/diretório</text:span><text:span text:style-name="T40">. Ex.:</text:span></text:p>
      <text:p text:style-name="P48"><text:span text:style-name="T46">$ mv temporario/ Temp</text:span><text:span text:style-name="T40"> – para renomear o diretório temporario para Tem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text-underline-style="none"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4:31:15.226000000</meta:creation-date>
    <dc:date>2022-05-24T11:18:52.944483936</dc:date>
    <meta:editing-duration>PT4H5M59S</meta:editing-duration>
    <meta:editing-cycles>27</meta:editing-cycles>
    <meta:generator>LibreOffice/6.1.5.2$Linux_X86_64 LibreOffice_project/10$Build-2</meta:generator>
    <meta:document-statistic meta:table-count="0" meta:image-count="0" meta:object-count="0" meta:page-count="8" meta:paragraph-count="164" meta:word-count="2957" meta:character-count="17363" meta:non-whitespace-character-count="14504"/>
  </office:meta>
</office:document-meta>
</file>